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9299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5.2543in"/>
    </style:style>
    <style:style style:name="co4" style:family="table-column">
      <style:table-column-properties fo:break-before="auto" style:column-width="1.17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1" style:family="table-cell" style:parent-style-name="Default">
      <style:text-properties style:font-name="Calibri" fo:font-size="16pt" style:font-size-asian="16pt" style:font-size-complex="16pt"/>
    </style:style>
    <style:style style:name="ce42" style:family="table-cell" style:parent-style-name="Default">
      <style:table-cell-properties fo:border="0.74pt solid #000000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3" style:family="table-cell" style:parent-style-name="Default">
      <style:table-cell-properties fo:border-bottom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4" style:family="table-cell" style:parent-style-name="Default">
      <style:table-cell-properties fo:border="0.74pt solid #000000"/>
      <style:text-properties style:font-name="Calibri"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>
      <style:table-cell-properties fo:border-bottom="none" fo:border-left="0.74pt solid #000000" fo:border-right="0.74pt solid #000000" fo:border-top="none"/>
    </style:style>
    <style:style style:name="ce46" style:family="table-cell" style:parent-style-name="Default">
      <style:table-cell-properties fo:border="0.74pt solid #000000"/>
    </style:style>
    <style:style style:name="ce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8" style:family="table-cell" style:parent-style-name="Default">
      <style:table-cell-properties fo:border-bottom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9" style:family="table-cell" style:parent-style-name="Default">
      <style:table-cell-properties fo:border-bottom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0" style:family="table-cell" style:parent-style-name="Default">
      <style:table-cell-properties fo:border-bottom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1" style:family="table-cell" style:parent-style-name="Default">
      <style:table-cell-properties fo:border="0.74pt solid #000000"/>
      <style:text-properties style:font-name="Calibri"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3"/>
        <table:table-column table:style-name="co2" table:default-cell-style-name="ce29"/>
        <table:table-column table:style-name="co3" table:default-cell-style-name="ce43"/>
        <table:table-column table:style-name="co4" table:default-cell-style-name="ce43"/>
        <table:table-row table:style-name="ro1">
          <table:table-cell table:style-name="ce41" office:value-type="string" calcext:value-type="string">
            <text:p>Вариант №11, Крылов А.В. ИКПИ-11</text:p>
          </table:table-cell>
          <table:table-cell table:style-name="Default" table:number-columns-repeated="3"/>
        </table:table-row>
        <table:table-row table:style-name="ro1">
          <table:table-cell table:style-name="ce42" office:value-type="string" calcext:value-type="string">
            <text:p>АКТИВ</text:p>
          </table:table-cell>
          <table:table-cell table:style-name="ce42" office:value-type="string" calcext:value-type="string">
            <text:p>СУММА</text:p>
          </table:table-cell>
          <table:table-cell table:style-name="ce42" office:value-type="string" calcext:value-type="string">
            <text:p>ПАССИВ</text:p>
          </table:table-cell>
          <table:table-cell table:style-name="ce42" office:value-type="string" calcext:value-type="string">
            <text:p>СУММА</text:p>
          </table:table-cell>
        </table:table-row>
        <table:table-row table:style-name="ro1">
          <table:table-cell table:style-name="ce42" office:value-type="string" calcext:value-type="string">
            <text:p>1. Внеоборотные активы</text:p>
          </table:table-cell>
          <table:table-cell table:style-name="ce46"/>
          <table:table-cell table:style-name="ce42" office:value-type="string" calcext:value-type="string">
            <text:p>3. Капитал и резервы</text:p>
          </table:table-cell>
          <table:table-cell table:style-name="ce46"/>
        </table:table-row>
        <table:table-row table:style-name="ro1">
          <table:table-cell office:value-type="string" calcext:value-type="string">
            <text:p>Право на владение вычислительной программы</text:p>
          </table:table-cell>
          <table:table-cell office:value-type="float" office:value="794100" calcext:value-type="float">
            <text:p>794100</text:p>
          </table:table-cell>
          <table:table-cell table:style-name="ce48" office:value-type="string" calcext:value-type="string">
            <text:p>Уставный <text:s/>катипал</text:p>
          </table:table-cell>
          <table:table-cell table:style-name="ce48" office:value-type="float" office:value="170000" calcext:value-type="float">
            <text:p>170000</text:p>
          </table:table-cell>
        </table:table-row>
        <table:table-row table:style-name="ro1">
          <table:table-cell office:value-type="string" calcext:value-type="string">
            <text:p>Торговая марка</text:p>
          </table:table-cell>
          <table:table-cell office:value-type="float" office:value="696133" calcext:value-type="float">
            <text:p>696133</text:p>
          </table:table-cell>
          <table:table-cell office:value-type="string" calcext:value-type="string">
            <text:p>Добавочный капитал</text:p>
          </table:table-cell>
          <table:table-cell office:value-type="float" office:value="597600" calcext:value-type="float">
            <text:p>597600</text:p>
          </table:table-cell>
        </table:table-row>
        <table:table-row table:style-name="ro1">
          <table:table-cell office:value-type="string" calcext:value-type="string">
            <text:p>Дебиторская задолженность</text:p>
          </table:table-cell>
          <table:table-cell office:value-type="float" office:value="100740" calcext:value-type="float">
            <text:p>100740</text:p>
          </table:table-cell>
          <table:table-cell office:value-type="string" calcext:value-type="string">
            <text:p>Нераспределенная прибыль </text:p>
          </table:table-cell>
          <table:table-cell office:value-type="float" office:value="2083607" calcext:value-type="float">
            <text:p>2083607</text:p>
          </table:table-cell>
        </table:table-row>
        <table:table-row table:style-name="ro1">
          <table:table-cell office:value-type="string" calcext:value-type="string">
            <text:p>Средства на специальных счетах (корп. карта)</text:p>
          </table:table-cell>
          <table:table-cell office:value-type="float" office:value="459408" calcext:value-type="float">
            <text:p>459408</text:p>
          </table:table-cell>
          <table:table-cell office:value-type="string" calcext:value-type="string">
            <text:p>Резервный фонд</text:p>
          </table:table-cell>
          <table:table-cell office:value-type="float" office:value="230000" calcext:value-type="float">
            <text:p>230000</text:p>
          </table:table-cell>
        </table:table-row>
        <table:table-row table:style-name="ro1">
          <table:table-cell office:value-type="string" calcext:value-type="string">
            <text:p>Депозит в банке ПАО ВТБ</text:p>
          </table:table-cell>
          <table:table-cell office:value-type="float" office:value="269700" calcext:value-type="float">
            <text:p>269700</text:p>
          </table:table-cell>
          <table:table-cell table:style-name="ce44" office:value-type="string" calcext:value-type="string">
            <text:p>Итого по разделу 1</text:p>
          </table:table-cell>
          <table:table-cell table:style-name="ce44" table:formula="of:=SUM([.D4:.D7])" office:value-type="float" office:value="3081207" calcext:value-type="float">
            <text:p>3081207</text:p>
          </table:table-cell>
        </table:table-row>
        <table:table-row table:style-name="ro1">
          <table:table-cell table:style-name="ce44" office:value-type="string" calcext:value-type="string">
            <text:p>Итого по разделу 1</text:p>
          </table:table-cell>
          <table:table-cell table:style-name="ce44" table:formula="of:=SUM([.B4:.B8])" office:value-type="float" office:value="2320081" calcext:value-type="float">
            <text:p>2320081</text:p>
          </table:table-cell>
          <table:table-cell table:style-name="ce42" office:value-type="string" calcext:value-type="string">
            <text:p>4. Долгосрочные обязательства</text:p>
          </table:table-cell>
          <table:table-cell table:style-name="ce44"/>
        </table:table-row>
        <table:table-row table:style-name="ro1">
          <table:table-cell table:style-name="ce42" office:value-type="string" calcext:value-type="string">
            <text:p>2. Оборотные активы</text:p>
          </table:table-cell>
          <table:table-cell table:style-name="ce46"/>
          <table:table-cell table:style-name="ce49" office:value-type="string" calcext:value-type="string">
            <text:p>Задолженность по кредиту сроком 19 мес.</text:p>
          </table:table-cell>
          <table:table-cell office:value-type="float" office:value="549800" calcext:value-type="float">
            <text:p>549800</text:p>
          </table:table-cell>
        </table:table-row>
        <table:table-row table:style-name="ro1">
          <table:table-cell office:value-type="string" calcext:value-type="string">
            <text:p>Транспортные средства</text:p>
          </table:table-cell>
          <table:table-cell office:value-type="float" office:value="598659" calcext:value-type="float">
            <text:p>598659</text:p>
          </table:table-cell>
          <table:table-cell office:value-type="string" calcext:value-type="string">
            <text:p>Задолженность поставщику ООО “ГорФест”</text:p>
          </table:table-cell>
          <table:table-cell office:value-type="float" office:value="369800" calcext:value-type="float">
            <text:p>369800</text:p>
          </table:table-cell>
        </table:table-row>
        <table:table-row table:style-name="ro1">
          <table:table-cell office:value-type="string" calcext:value-type="string">
            <text:p>Компьютеры для работы сотрудников</text:p>
          </table:table-cell>
          <table:table-cell office:value-type="float" office:value="489200" calcext:value-type="float">
            <text:p>489200</text:p>
          </table:table-cell>
          <table:table-cell office:value-type="string" calcext:value-type="string">
            <text:p>Задолженность по страховым взносам ФМС</text:p>
          </table:table-cell>
          <table:table-cell office:value-type="float" office:value="177000" calcext:value-type="float">
            <text:p>177000</text:p>
          </table:table-cell>
        </table:table-row>
        <table:table-row table:style-name="ro1">
          <table:table-cell office:value-type="string" calcext:value-type="string">
            <text:p>Сматрфоны на складе</text:p>
          </table:table-cell>
          <table:table-cell office:value-type="float" office:value="492567" calcext:value-type="float">
            <text:p>492567</text:p>
          </table:table-cell>
          <table:table-cell table:style-name="ce44" office:value-type="string" calcext:value-type="string">
            <text:p>Итого по разделу 1</text:p>
          </table:table-cell>
          <table:table-cell table:style-name="ce44" table:formula="of:=SUM([.D10:.D12])" office:value-type="float" office:value="1096600" calcext:value-type="float">
            <text:p>1096600</text:p>
          </table:table-cell>
        </table:table-row>
        <table:table-row table:style-name="ro1">
          <table:table-cell office:value-type="string" calcext:value-type="string">
            <text:p>Офисное оборудование: вычислительная техника</text:p>
          </table:table-cell>
          <table:table-cell office:value-type="float" office:value="349500" calcext:value-type="float">
            <text:p>349500</text:p>
          </table:table-cell>
          <table:table-cell table:style-name="ce42" office:value-type="string" calcext:value-type="string">
            <text:p>5. Краткосрочные обязательства</text:p>
          </table:table-cell>
          <table:table-cell table:style-name="ce51"/>
        </table:table-row>
        <table:table-row table:style-name="ro1">
          <table:table-cell office:value-type="string" calcext:value-type="string">
            <text:p>Товары для продажи</text:p>
          </table:table-cell>
          <table:table-cell office:value-type="float" office:value="1398500" calcext:value-type="float">
            <text:p>1398500</text:p>
          </table:table-cell>
          <table:table-cell table:style-name="ce49" office:value-type="string" calcext:value-type="string">
            <text:p>Задолженность по кредиту сроком 9 мес.</text:p>
          </table:table-cell>
          <table:table-cell office:value-type="float" office:value="948900" calcext:value-type="float">
            <text:p>948900</text:p>
          </table:table-cell>
        </table:table-row>
        <table:table-row table:style-name="ro2">
          <table:table-cell table:style-name="ce44" office:value-type="string" calcext:value-type="string">
            <text:p>Итого по разделу 1</text:p>
          </table:table-cell>
          <table:table-cell table:style-name="ce44" table:formula="of:=SUM([.B11:.B15])" office:value-type="float" office:value="3328426" calcext:value-type="float">
            <text:p>3328426</text:p>
          </table:table-cell>
          <table:table-cell table:style-name="ce50" office:value-type="string" calcext:value-type="string">
            <text:p>Задолженность персоналу по опл. тр.</text:p>
          </table:table-cell>
          <table:table-cell office:value-type="float" office:value="521800" calcext:value-type="float">
            <text:p>521800</text:p>
          </table:table-cell>
        </table:table-row>
        <table:table-row table:style-name="ro1">
          <table:table-cell table:style-name="ce45"/>
          <table:table-cell table:style-name="Default"/>
          <table:table-cell table:style-name="ce44" office:value-type="string" calcext:value-type="string">
            <text:p>Итого по разделу 1</text:p>
          </table:table-cell>
          <table:table-cell table:style-name="ce44" table:formula="of:=SUM([.D15:.D16])" office:value-type="float" office:value="1470700" calcext:value-type="float">
            <text:p>1470700</text:p>
          </table:table-cell>
        </table:table-row>
        <table:table-row table:style-name="ro1">
          <table:table-cell table:style-name="ce44" office:value-type="string" calcext:value-type="string">
            <text:p>Баланс п.1 + п.2</text:p>
          </table:table-cell>
          <table:table-cell table:style-name="ce44" table:formula="of:=SUM([.B4:.B8];[.B11:.B15])" office:value-type="float" office:value="5648507" calcext:value-type="float">
            <text:p>5648507</text:p>
          </table:table-cell>
          <table:table-cell table:style-name="ce44" office:value-type="string" calcext:value-type="string">
            <text:p>Баланс п.3 + п.4 + п.5</text:p>
          </table:table-cell>
          <table:table-cell table:style-name="ce44" table:formula="of:=SUM([.D4:.D7];[.D10:.D12];[.D15:.D16])" office:value-type="float" office:value="5648507" calcext:value-type="float">
            <text:p>56485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7">00/00/0000</text:date>, <text:time style:data-style-name="N2" text:time-value="23:22:51.1186843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21:02:46.213470798</meta:creation-date>
    <meta:generator>LibreOffice/24.2.0.3$Linux_X86_64 LibreOffice_project/420$Build-3</meta:generator>
    <dc:date>2024-03-07T01:54:36.489174133</dc:date>
    <meta:editing-duration>PT1H14M41S</meta:editing-duration>
    <meta:editing-cycles>4</meta:editing-cycles>
    <meta:document-statistic meta:table-count="1" meta:cell-count="62" meta:object-count="0"/>
  </office:meta>
</office:document-meta>
</file>